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Pictures/20000007000019A3000011447815D36A.svm"/>
  <manifest:file-entry manifest:media-type="" manifest:full-path="Pictures/200000070000103B00000C191E4DF2E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language="ru" fo:country="RU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draw:ole-draw-aspect="1"/>
    </style:style>
    <style:style style:name="fr3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1">1 группа</text:p>
      <text:p text:style-name="P1"/>
      <text:p text:style-name="P5">Лабораторная работа № 8<text:line-break/><text:span text:style-name="T1">ДИФРАКЦИЯ ФРЕНЕЛЯ И ФРАУНГОФЕРА НА КРУГЛЫХ ОТВЕРСТИЯХ</text:span></text:p>
      <text:p text:style-name="P3"/>
      <text:p text:style-name="P3"/>
      <text:list xml:id="list7119493937570760814" text:style-name="L1">
        <text:list-item>
          <text:p text:style-name="P6">Цель работы: изучение явления дифракции Френеля и Фраунгофера и методов их осуществления.</text:p>
        </text:list-item>
      </text:list>
      <text:p text:style-name="P2"/>
      <text:p text:style-name="P2"/>
      <text:list xml:id="list29211819" text:continue-numbering="true" text:style-name="L1">
        <text:list-item>
          <text:p text:style-name="P10"><text:span text:style-name="T3">Упражнение 1.</text:span><text:span text:style-name="T2"> Изучение дифракции Френеля.</text:span></text:p>
        </text:list-item>
      </text:list>
      <text:p text:style-name="P2"><draw:frame draw:style-name="fr2" draw:name="Объект1" text:anchor-type="paragraph" svg:y="0.355cm" svg:width="9.668cm" svg:height="1.905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1" draw:name="Графический объект2" text:anchor-type="paragraph" svg:y="0.092cm" svg:width="4.156cm" svg:height="3.097cm" draw:z-index="2"><draw:image xlink:href="Pictures/200000070000103B00000C191E4DF2E9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9186363" text:continue-numbering="true" text:style-name="L1">
        <text:list-item>
          <text:p text:style-name="P8"><text:span text:style-name="T4">Упражнение </text:span><text:span text:style-name="T5">2</text:span><text:span text:style-name="T4">.</text:span> Изучение дифракции Фраунгофера.</text:p>
        </text:list-item>
      </text:list>
      <text:p text:style-name="P2"><draw:frame draw:style-name="fr1" draw:name="Графический объект1" text:anchor-type="paragraph" svg:y="0.316cm" svg:width="5.022cm" svg:height="3.381cm" draw:z-index="0"><draw:image xlink:href="Pictures/20000007000019A3000011447815D36A.svm" xlink:type="simple" xlink:show="embed" xlink:actuate="onLoad"/></draw:frame><draw:frame draw:style-name="fr3" draw:name="Объект2" text:anchor-type="paragraph" svg:x="7.976cm" svg:y="0.392cm" svg:width="11.292cm" svg:height="3.163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2"/>
      <text:list xml:id="list29214903" text:continue-numbering="true" text:style-name="L1">
        <text:list-item>
          <text:p text:style-name="P8">Вывод:</text:p>
        </text:list-item>
      </text:list>
      <text:list xml:id="list2079961517735169335" text:style-name="L2">
        <text:list-header>
          <text:p text:style-name="P9">Теории дифракции Френеля и Фраунгофера хорошо описывают дифракцию на круглых отверстиях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3cm" fo:margin-bottom="0.855cm" fo:margin-left="0.776cm" fo:margin-right="0.9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3-12T21:11:01.50</meta:creation-date>
    <dc:date>2015-05-29T09:03:50.24</dc:date>
    <dc:creator>Егор Клёнин</dc:creator>
    <meta:editing-duration>PT19H48M1S</meta:editing-duration>
    <meta:editing-cycles>72</meta:editing-cycles>
    <meta:generator>OpenOffice/4.1.1$Win32 OpenOffice.org_project/411m6$Build-9775</meta:generator>
    <meta:printed-by>Егор Клёнин</meta:printed-by>
    <meta:print-date>2015-03-20T00:31:25.80</meta:print-date>
    <meta:document-statistic meta:table-count="0" meta:image-count="2" meta:object-count="2" meta:page-count="1" meta:paragraph-count="8" meta:word-count="53" meta:character-count="3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7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8" style:family="table-cell" style:parent-style-name="Default" style:data-style-name="N2">
      <style:table-cell-properties fo:border="0.002cm solid #000000"/>
    </style:style>
    <style:style style:name="ce9" style:family="table-cell" style:parent-style-name="Default" style:data-style-name="N2">
      <style:table-cell-properties fo:border-bottom="0.035cm solid #000000" fo:border-left="0.002cm solid #000000" fo:border-right="0.002cm solid #000000" fo:border-top="0.002cm solid #000000"/>
    </style:style>
    <style:style style:name="ce10" style:family="table-cell" style:parent-style-name="Default" style:data-style-name="N2">
      <style:table-cell-properties fo:border-bottom="0.035cm solid #000000" fo:border-left="0.002cm solid #000000" fo:border-right="0.035cm solid #000000" fo:border-top="0.002cm solid #000000" style:vertical-align="middle"/>
    </style:style>
    <style:style style:name="ce11" style:family="table-cell" style:parent-style-name="Default" style:data-style-name="N2">
      <style:table-cell-properties fo:border-bottom="0.002cm solid #000000" fo:border-left="0.002cm solid #000000" fo:border-right="0.035cm solid #000000" fo:border-top="0.002cm solid #000000"/>
    </style:style>
    <style:style style:name="ce12" style:family="table-cell" style:parent-style-name="Default" style:data-style-name="N2">
      <style:table-cell-properties fo:border-bottom="0.035cm solid #000000" fo:border-left="0.002cm solid #000000" fo:border-right="0.035cm solid #000000" fo:border-top="0.002cm solid 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8"/>
        <table:table-column table:style-name="co1" table:default-cell-style-name="ce7"/>
        <table:table-column table:style-name="co2" table:default-cell-style-name="Default"/>
        <table:table-row table:style-name="ro1">
          <table:table-cell table:style-name="ce1" office:value-type="string">
            <text:p>r<text:span text:style-name="T1">2m-1</text:span><text:span text:style-name="T2">, см</text:span></text:p>
          </table:table-cell>
          <table:table-cell table:style-name="ce4" office:value-type="string">
            <text:p>r<text:span text:style-name="T1">2m</text:span><text:span text:style-name="T2">, см</text:span></text:p>
          </table:table-cell>
          <table:table-cell table:style-name="ce7" office:value-type="string" table:number-columns-spanned="2" table:number-rows-spanned="1">
            <text:p>D, мм</text:p>
          </table:table-cell>
          <table:covered-table-cell/>
          <table:table-cell table:style-name="ce13" office:value-type="string">
            <text:p>λ, нм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98">
            <text:p>98</text:p>
          </table:table-cell>
          <table:table-cell table:formula="of:=SQRT((10^-5)*[.$E$2]*[.B2]*[.A2]/([.A2]-[.B2]))" office:value-type="float" office:value="1.11672523824438">
            <text:p>1,12</text:p>
          </table:table-cell>
          <table:table-cell table:style-name="ce10" table:formula="of:=AVERAGE([.C2:.C4])" office:value-type="float" office:value="1.14219479785004" table:number-columns-spanned="1" table:number-rows-spanned="3">
            <text:p>1,14</text:p>
          </table:table-cell>
          <table:table-cell office:value-type="float" office:value="633">
            <text:p>633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91">
            <text:p>91</text:p>
          </table:table-cell>
          <table:table-cell table:formula="of:=SQRT((10^-5)*[.$E$2]*[.B3]*[.A3]/([.A3]-[.B3]))" office:value-type="float" office:value="1.1419579312158">
            <text:p>1,14</text:p>
          </table:table-cell>
          <table:covered-table-cell table:style-name="ce11"/>
          <table:table-cell/>
        </table:table-row>
        <table:table-row table:style-name="ro2">
          <table:table-cell table:style-name="ce3" office:value-type="float" office:value="135">
            <text:p>135</text:p>
          </table:table-cell>
          <table:table-cell table:style-name="ce6" office:value-type="float" office:value="83">
            <text:p>83</text:p>
          </table:table-cell>
          <table:table-cell table:style-name="ce9" table:formula="of:=SQRT((10^-5)*[.$E$2]*[.B4]*[.A4]/([.A4]-[.B4]))" office:value-type="float" office:value="1.16790122408994">
            <text:p>1,17</text:p>
          </table:table-cell>
          <table:covered-table-cell table:style-name="ce12"/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8.05.2015</text:date>, <text:time>22:52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value-type" style:repeat-content="false" fo:border-left="0.035cm solid #000000" fo:border-right="0.002cm solid #000000" fo:border-top="0.002cm solid #000000" style:vertical-align="middle"/>
      <style:paragraph-properties fo:margin-left="0cm"/>
    </style:style>
    <style:style style:name="ce3" style:family="table-cell" style:parent-style-name="Default">
      <style:table-cell-properties fo:border-bottom="0.035cm solid #000000" style:text-align-source="value-type" style:repeat-content="false" fo:border-left="0.035cm solid #000000" fo:border-right="0.002cm solid #000000" fo:border-top="0.002cm solid #000000" style:vertical-align="middle"/>
      <style:paragraph-properties fo:margin-left="0cm"/>
    </style:style>
    <style:style style:name="ce4" style:family="table-cell" style:parent-style-name="Default">
      <style:table-cell-properties fo:border-bottom="0.002cm solid #000000" fo:border-left="0.035cm solid #000000" fo:border-right="0.002cm solid #000000" fo:border-top="0.002cm solid #000000" style:vertical-align="middle"/>
    </style:style>
    <style:style style:name="ce5" style:family="table-cell" style:parent-style-name="Default">
      <style:table-cell-properties fo:border-bottom="0.035cm solid #000000" fo:border-left="0.035cm solid #000000" fo:border-right="0.002cm solid #000000" fo:border-top="0.002cm solid #000000" style:vertical-align="middle"/>
    </style:style>
    <style:style style:name="ce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9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style:font-name="Arial1"/>
    </style:style>
    <style:style style:name="ce10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style:font-name="Arial1"/>
    </style:style>
    <style:style style:name="ce11" style:family="table-cell" style:parent-style-name="Default" style:data-style-name="N2">
      <style:table-cell-properties fo:border="0.002cm solid #000000"/>
    </style:style>
    <style:style style:name="ce12" style:family="table-cell" style:parent-style-name="Default" style:data-style-name="N2">
      <style:table-cell-properties fo:border-bottom="0.035cm solid #000000" fo:border-left="0.002cm solid #000000" fo:border-right="0.002cm solid #000000" fo:border-top="0.002cm solid #000000"/>
    </style:style>
    <style:style style:name="ce13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4" style:family="table-cell" style:parent-style-name="Default" style:data-style-name="N2">
      <style:table-cell-properties fo:border-bottom="0.002cm solid #000000" fo:border-left="0.002cm solid #000000" fo:border-right="0.035cm solid #000000" fo:border-top="0.002cm solid #000000" style:vertical-align="middle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justify" fo:margin-left="0cm"/>
    </style:style>
    <style:style style:name="ce16" style:family="table-cell" style:parent-style-name="Default" style:data-style-name="N2">
      <style:table-cell-properties fo:border-bottom="0.035cm solid #000000" fo:border-left="0.002cm solid #000000" fo:border-right="0.035cm solid #000000" fo:border-top="0.002cm solid #000000" style:vertical-align="middle"/>
    </style:style>
    <style:style style:name="ce17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18" style:family="table-cell" style:parent-style-name="Default">
      <style:table-cell-properties fo:border-bottom="0.035cm solid #000000" fo:border-left="0.002cm solid #000000" fo:border-right="0.035cm solid #000000" fo:border-top="0.002cm solid #000000"/>
    </style:style>
  </office:automatic-styles>
  <office:body>
    <office:spreadsheet>
      <table:table table:name="Лист1" table:style-name="ta1" table:print="false"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2" table:default-cell-style-name="ce7"/>
        <table:table-column table:style-name="co1" table:default-cell-style-name="ce11"/>
        <table:table-column table:style-name="co1" table:default-cell-style-name="ce15"/>
        <table:table-row table:style-name="ro1">
          <table:table-cell table:number-columns-repeated="6"/>
          <table:table-cell table:style-name="ce1" office:value-type="string">
            <text:p>L</text:p>
          </table:table-cell>
          <table:table-cell table:style-name="ce6" office:value-type="string">
            <text:p>r</text:p>
          </table:table-cell>
          <table:table-cell table:style-name="ce9" office:value-type="string">
            <text:p>φ, рад</text:p>
          </table:table-cell>
          <table:table-cell table:style-name="ce10" office:value-type="string" table:number-columns-spanned="2" table:number-rows-spanned="1">
            <text:p>ρ, мм</text:p>
          </table:table-cell>
          <table:covered-table-cell table:style-name="ce13"/>
        </table:table-row>
        <table:table-row table:style-name="ro1">
          <table:table-cell table:number-columns-repeated="6"/>
          <table:table-cell table:formula="of:=75+160" office:value-type="float" office:value="235" table:number-columns-spanned="1" table:number-rows-spanned="3">
            <text:p>235</text:p>
          </table:table-cell>
          <table:table-cell office:value-type="float" office:value="4">
            <text:p>4</text:p>
          </table:table-cell>
          <table:table-cell table:formula="of:=[.H2]/[.$G$2]/10" office:value-type="float" office:value="0.00170212765957447">
            <text:p>0,0017021277</text:p>
          </table:table-cell>
          <table:table-cell office:value-type="float" office:value="0.226851375">
            <text:p>0,23</text:p>
          </table:table-cell>
          <table:table-cell table:style-name="ce14" table:formula="of:=AVERAGE([.J2:.J4])" office:value-type="float" office:value="0.225363825" table:number-columns-spanned="1" table:number-rows-spanned="3">
            <text:p>0,23</text:p>
          </table:table-cell>
        </table:table-row>
        <table:table-row table:style-name="ro1">
          <table:table-cell table:number-columns-repeated="6"/>
          <table:covered-table-cell/>
          <table:table-cell office:value-type="float" office:value="8">
            <text:p>8</text:p>
          </table:table-cell>
          <table:table-cell table:formula="of:=[.H3]/[.$G$2]/10" office:value-type="float" office:value="0.00340425531914894">
            <text:p>0,0034042553</text:p>
          </table:table-cell>
          <table:table-cell office:value-type="float" office:value="0.208257">
            <text:p>0,21</text:p>
          </table:table-cell>
          <table:covered-table-cell/>
        </table:table-row>
        <table:table-row table:style-name="ro1">
          <table:table-cell table:number-columns-repeated="6"/>
          <table:covered-table-cell/>
          <table:table-cell office:value-type="float" office:value="10">
            <text:p>10</text:p>
          </table:table-cell>
          <table:table-cell table:formula="of:=[.H4]/[.$G$2]/10" office:value-type="float" office:value="0.00425531914893617">
            <text:p>0,0042553191</text:p>
          </table:table-cell>
          <table:table-cell office:value-type="float" office:value="0.2409831">
            <text:p>0,24</text:p>
          </table:table-cell>
          <table:covered-table-cell/>
        </table:table-row>
        <table:table-row table:style-name="ro1">
          <table:table-cell table:number-columns-repeated="6"/>
          <table:table-cell table:style-name="ce3" table:formula="of:=75+160" office:value-type="float" office:value="235" table:number-columns-spanned="1" table:number-rows-spanned="3">
            <text:p>235</text:p>
          </table:table-cell>
          <table:table-cell office:value-type="float" office:value="2.5">
            <text:p>2,5</text:p>
          </table:table-cell>
          <table:table-cell table:formula="of:=[.H5]/[.$G$5]/10" office:value-type="float" office:value="0.00106382978723404">
            <text:p>0,0010638298</text:p>
          </table:table-cell>
          <table:table-cell office:value-type="float" office:value="0.3629622">
            <text:p>0,36</text:p>
          </table:table-cell>
          <table:table-cell table:style-name="ce16" table:formula="of:=AVERAGE([.J5:.J7])" office:value-type="float" office:value="0.3659373" table:number-columns-spanned="1" table:number-rows-spanned="3">
            <text:p>0,37</text:p>
          </table:table-cell>
        </table:table-row>
        <table:table-row table:style-name="ro1">
          <table:table-cell table:number-columns-repeated="6"/>
          <table:covered-table-cell table:style-name="ce4"/>
          <table:table-cell office:value-type="float" office:value="5">
            <text:p>5</text:p>
          </table:table-cell>
          <table:table-cell table:formula="of:=[.H6]/[.$G$5]/10" office:value-type="float" office:value="0.00212765957446808">
            <text:p>0,0021276596</text:p>
          </table:table-cell>
          <table:table-cell office:value-type="float" office:value="0.3332112">
            <text:p>0,33</text:p>
          </table:table-cell>
          <table:covered-table-cell table:style-name="ce17"/>
        </table:table-row>
        <table:table-row table:style-name="ro1">
          <table:table-cell table:number-columns-repeated="6"/>
          <table:covered-table-cell table:style-name="ce5"/>
          <table:table-cell table:style-name="ce8" office:value-type="float" office:value="6">
            <text:p>6</text:p>
          </table:table-cell>
          <table:table-cell table:style-name="ce8" table:formula="of:=[.H7]/[.$G$5]/10" office:value-type="float" office:value="0.0025531914893617">
            <text:p>0,0025531915</text:p>
          </table:table-cell>
          <table:table-cell table:style-name="ce12" office:value-type="float" office:value="0.4016385">
            <text:p>0,40</text:p>
          </table:table-cell>
          <table:covered-table-cell table:style-name="ce18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8.05.2015</text:date>, <text:time>22:58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